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187e9" officeooo:paragraph-rsid="001187e9" style:font-size-asian="12pt" style:font-weight-asian="normal" style:font-size-complex="12pt" style:font-weight-complex="normal"/>
    </style:style>
    <style:style style:name="T1" style:family="text">
      <style:text-properties officeooo:rsid="000fc3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c323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87e9"/>
    </style:style>
    <style:style style:name="T6" style:family="text">
      <style:text-properties officeooo:rsid="0011d2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9 </text:span><text:span text:style-name="T3">– </text:span><text:span text:style-name="T2">EDITOR DE TEXTOS VI 10 – GVIM - VI NA INTERFACE GRÁFICA - LINUX</text:span></text:h>
      <text:p text:style-name="P2">*** <text:span text:style-name="T5">GVIM </text:span>***</text:p>
      <text:p text:style-name="P2"/>
      <text:p text:style-name="P3">Pacote vim-X11 <text:span text:style-name="T6">(GVIM)</text:span> – Editor VI para interface gráfica</text:p>
      <text:p text:style-name="P3"/>
      <text:p text:style-name="P3">Permite usar o mouse no VI e barras de ferramentas para operações comuns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20:48:45.493869380</meta:creation-date>
    <dc:date>2020-05-04T15:51:46.205848394</dc:date>
    <meta:editing-duration>PT9M1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4" meta:word-count="38" meta:character-count="208" meta:non-whitespace-character-count="171"/>
  </office:meta>
</office:document-meta>
</file>